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objectwithoutfill">
      <style:graphic-properties svg:stroke-width="0.035cm" svg:stroke-color="#729fcf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5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686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2.163cm" fo:min-width="24.011cm" draw:shadow="hidden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15cm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9fcf" style:font-name="Liberation Sans"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14pt" style:font-size-asian="14pt" style:font-size-complex="14pt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465a4" fo:font-size="14pt" style:font-size-asian="14pt" style:font-size-complex="14pt"/>
    </style:style>
    <style:style style:name="T1" style:family="text">
      <style:text-properties fo:color="#0084d1" style:font-name="Liberation Sans" fo:font-size="14pt" fo:font-style="italic" style:font-size-asian="14pt" style:font-style-asian="italic" style:font-size-complex="14pt" style:font-style-complex="italic"/>
    </style:style>
    <style:style style:name="T2" style:family="text">
      <style:text-properties fo:color="#0084d1" style:font-name="Liberation Sans" fo:font-size="14pt" style:font-size-asian="14pt" style:font-size-complex="14pt"/>
    </style:style>
    <style:style style:name="T3" style:family="text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 style:font-name="Courier New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5.638cm" svg:y="8.542cm">
          <draw:text-box>
            <text:p/>
          </draw:text-box>
        </draw:frame>
        <draw:line draw:style-name="gr2" draw:text-style-name="P2" draw:layer="layout" svg:x1="13.564cm" svg:y1="8.357cm" svg:x2="13.564cm" svg:y2="6.833cm">
          <text:p/>
        </draw:line>
        <draw:frame draw:style-name="gr3" draw:text-style-name="P4" draw:layer="layout" svg:width="9.652cm" svg:height="1.916cm" svg:x="8.992cm" svg:y="5.044cm">
          <draw:text-box>
            <text:p text:style-name="P3"><text:span text:style-name="T1">Non-parameter Properties</text:span><text:span text:style-name="T2">: see the descriptions in “Properties” with Parameter: False</text:span></text:p>
          </draw:text-box>
        </draw:frame>
        <draw:g>
          <draw:frame draw:style-name="gr4" draw:text-style-name="P5" draw:layer="layout" svg:width="5.969cm" svg:height="2.772cm" svg:x="1.118cm" svg:y="2.388cm">
            <draw:text-box>
              <text:p text:style-name="P3"><text:span text:style-name="T3">dev_cfg_data_rx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sent from </text:span><text:span text:style-name="T3">ad9361_adc_sub.hdl</text:span></text:p>
            </draw:text-box>
          </draw:frame>
          <draw:frame draw:style-name="gr4" draw:text-style-name="P5" draw:layer="layout" svg:width="5.969cm" svg:height="2.772cm" svg:x="6.96cm" svg:y="2.388cm">
            <draw:text-box>
              <text:p text:style-name="P3"><text:span text:style-name="T3">dev_cfg_data[0]</text:span><text:span text:style-name="T4"><text:line-break/></text:span><text:span text:style-name="T3">devsignal</text:span><text:span text:style-name="T4"> port</text:span><text:span text:style-name="T4"><text:line-break/></text:span><text:span text:style-name="T4"> sent from </text:span><text:span text:style-name="T3">ad9361_adc_sub.hdl</text:span></text:p>
            </draw:text-box>
          </draw:frame>
          <draw:frame draw:style-name="gr4" draw:text-style-name="P5" draw:layer="layout" svg:width="5.969cm" svg:height="2.772cm" svg:x="14.834cm" svg:y="2.388cm">
            <draw:text-box>
              <text:p text:style-name="P3"><text:span text:style-name="T3">dev_cfg_data[1]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sent from </text:span><text:span text:style-name="T3">ad9361_dac_sub.hdl</text:span></text:p>
            </draw:text-box>
          </draw:frame>
          <draw:frame draw:style-name="gr4" draw:text-style-name="P5" draw:layer="layout" svg:width="5.969cm" svg:height="2.772cm" svg:x="20.676cm" svg:y="2.388cm">
            <draw:text-box>
              <text:p text:style-name="P3"><text:span text:style-name="T3">dev_cfg_data_tx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sent from </text:span><text:span text:style-name="T3">ad9361_dac_sub.hdl</text:span></text:p>
            </draw:text-box>
          </draw:frame>
        </draw:g>
        <draw:g>
          <draw:frame draw:style-name="gr5" draw:text-style-name="P5" draw:layer="layout" svg:width="6.477cm" svg:height="2.456cm" svg:x="1.245cm" svg:y="11.278cm">
            <draw:text-box>
              <text:p text:style-name="P6"><text:span text:style-name="T3">dev_force_spi_reset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(see AD9361 SPI CSTS) </text:span></text:p>
            </draw:text-box>
          </draw:frame>
          <draw:frame draw:style-name="gr6" draw:text-style-name="P5" draw:layer="layout" svg:width="4.699cm" svg:height="2.936cm" svg:x="8.992cm" svg:y="11.278cm">
            <draw:text-box>
              <text:p text:style-name="P6"><text:span text:style-name="T3">raw_props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(see AD9361 SPI CSTS)</text:span></text:p>
            </draw:text-box>
          </draw:frame>
          <draw:frame draw:style-name="gr6" draw:text-style-name="P5" draw:layer="layout" svg:width="5.715cm" svg:height="2.936cm" svg:x="14.453cm" svg:y="11.278cm">
            <draw:text-box>
              <text:p text:style-name="P6"><text:span text:style-name="T3">dev_cfg_data_port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(see AD9361 CSTS Data Sub) </text:span></text:p>
            </draw:text-box>
          </draw:frame>
          <draw:frame draw:style-name="gr6" draw:text-style-name="P5" draw:layer="layout" svg:width="5.715cm" svg:height="2.936cm" svg:x="20.549cm" svg:y="11.278cm">
            <draw:text-box>
              <text:p text:style-name="P6"><text:span text:style-name="T3">dev_txen_data_sub</text:span><text:span text:style-name="T4"> </text:span><text:span text:style-name="T4"><text:line-break/></text:span><text:span text:style-name="T3">devsignal</text:span><text:span text:style-name="T4"> port</text:span><text:span text:style-name="T4"><text:line-break/></text:span><text:span text:style-name="T4"> (see AD9361 CSTS Data Sub) </text:span></text:p>
            </draw:text-box>
          </draw:frame>
        </draw:g>
        <draw:line draw:style-name="gr7" draw:text-style-name="P2" draw:layer="layout" svg:x1="4.134cm" svg:y1="5.182cm" svg:x2="4.166cm" svg:y2="8.294cm">
          <text:p/>
        </draw:line>
        <draw:g>
          <draw:custom-shape draw:style-name="gr8" draw:text-style-name="P3" draw:layer="layout" svg:width="24.511cm" svg:height="2.413cm" svg:x="1.753cm" svg:y="8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8" draw:layer="layout" svg:width="6.731cm" svg:height="1.143cm" svg:x="9.754cm" svg:y="9.373cm">
            <draw:text-box>
              <text:p text:style-name="P7"><text:span text:style-name="T5">AD9361 Config CSTS</text:span></text:p>
            </draw:text-box>
          </draw:frame>
          <draw:frame draw:style-name="gr10" draw:text-style-name="P9" draw:layer="layout" svg:width="9.652cm" svg:height="1.365cm" svg:x="9.881cm" svg:y="8.484cm">
            <draw:text-box>
              <text:p text:style-name="P7"><text:span text:style-name="T6">Parameter Properties</text:span><text:span text:style-name="T7">: </text:span><text:span text:style-name="T8">pin_control_p</text:span></text:p>
            </draw:text-box>
          </draw:frame>
        </draw:g>
        <draw:line draw:style-name="gr7" draw:text-style-name="P2" draw:layer="layout" svg:x1="23.946cm" svg:y1="5.182cm" svg:x2="23.978cm" svg:y2="8.294cm">
          <text:p/>
        </draw:line>
        <draw:line draw:style-name="gr7" draw:text-style-name="P2" draw:layer="layout" svg:x1="8.738cm" svg:y1="8.167cm" svg:x2="8.77cm" svg:y2="5.055cm">
          <text:p/>
        </draw:line>
        <draw:line draw:style-name="gr7" draw:text-style-name="P2" draw:layer="layout" svg:x1="18.898cm" svg:y1="8.103cm" svg:x2="18.93cm" svg:y2="5.055cm">
          <text:p/>
        </draw:line>
        <draw:line draw:style-name="gr11" draw:text-style-name="P2" draw:layer="layout" svg:x1="4.293cm" svg:y1="10.617cm" svg:x2="4.293cm" svg:y2="11.406cm">
          <text:p/>
        </draw:line>
        <draw:line draw:style-name="gr11" draw:text-style-name="P2" draw:layer="layout" svg:x1="11.786cm" svg:y1="10.643cm" svg:x2="11.786cm" svg:y2="11.432cm">
          <text:p/>
        </draw:line>
        <draw:line draw:style-name="gr11" draw:text-style-name="P2" draw:layer="layout" svg:x1="17.501cm" svg:y1="10.643cm" svg:x2="17.501cm" svg:y2="11.405cm">
          <text:p/>
        </draw:line>
        <draw:line draw:style-name="gr11" draw:text-style-name="P2" draw:layer="layout" svg:x1="23.343cm" svg:y1="11.405cm" svg:x2="23.343cm" svg:y2="10.6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9-26T12:18:33.062150849</dc:date>
    <meta:editing-duration>PT8H59M16S</meta:editing-duration>
    <meta:editing-cycles>43</meta:editing-cycles>
    <meta:generator>LibreOffice/6.4.7.2$MacOSX_X86_64 LibreOffice_project/639b8ac485750d5696d7590a72ef1b496725cfb5</meta:generator>
    <dc:creator>Lisa Zahn</dc:creator>
    <meta:document-statistic meta:object-count="25"/>
  </office:meta>
</office:document-meta>
</file>